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3cm" fo:min-width="5.593cm"/>
    </style:style>
    <style:style style:name="gr2" style:family="graphic" style:parent-style-name="standard">
      <style:graphic-properties draw:textarea-horizontal-align="justify" draw:textarea-vertical-align="middle" draw:auto-grow-height="false" fo:min-height="2.387cm" fo:min-width="4.6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4.837cm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4.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0% 100%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477cm" svg:height="3.937cm" svg:x="18.224cm" svg:y="3.921cm">
          <draw:glue-point draw:id="4" svg:x="-4.999cm" svg:y="-3.385cm"/>
          <draw:glue-point draw:id="5" svg:x="-4.999cm" svg:y="2.098cm"/>
          <draw:glue-point draw:id="6" svg:x="-3.038cm" svg:y="-4.998cm"/>
          <text:p text:style-name="P1"><text:span text:style-name="T1">Reading S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61cm" svg:height="2.921cm" svg:x="1.841cm" svg:y="5.318cm">
          <text:p text:style-name="P1"><text:span text:style-name="T1">Caffeine </text:span><text:span text:style-name="T1">D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1.777cm" svg:x1="7.302cm" svg:y1="6.778cm" svg:x2="18.225cm" svg:y2="6.714cm" draw:start-shape="id1" draw:start-glue-point="1" draw:end-shape="id2" draw:end-glue-point="5" svg:d="M7302 6778c5526 0 65-64 10923-64" svg:viewBox="0 0 10924 65">
          <text:p/>
        </draw:connector>
        <draw:frame draw:style-name="gr4" draw:text-style-name="P4" draw:layer="layout" svg:width="6.81cm" svg:height="0.962cm" svg:x="1cm" svg:y="8.747cm">
          <draw:text-box>
            <text:p><text:span text:style-name="T2">Independent Variable</text:span></text:p>
          </draw:text-box>
        </draw:frame>
        <draw:frame draw:style-name="gr5" draw:text-style-name="P5" draw:layer="layout" svg:width="0.508cm" svg:height="1.187cm" svg:x="20.05cm" svg:y="11.922cm">
          <draw:text-box>
            <text:p/>
          </draw:text-box>
        </draw:frame>
        <draw:frame draw:style-name="gr6" draw:text-style-name="P4" draw:layer="layout" svg:width="6.096cm" svg:height="1.016cm" svg:x="18.478cm" svg:y="8.239cm">
          <draw:text-box>
            <text:p><text:span text:style-name="T2">Dependen</text:span><text:span text:style-name="T2">t Variable</text:span></text:p>
          </draw:text-box>
        </draw:frame>
        <draw:custom-shape draw:style-name="gr7" draw:text-style-name="P2" xml:id="id3" draw:id="id3" draw:layer="layout" svg:width="5.461cm" svg:height="1.27cm" svg:x="9.588cm" svg:y="2.651cm">
          <text:p text:style-name="P1"><text:span text:style-name="T1">M</text:span><text:span text:style-name="T1">e</text:span><text:span text:style-name="T1">n</text:span><text:span text:style-name="T1">t</text:span><text:span text:style-name="T1">a</text:span><text:span text:style-name="T1">l </text:span><text:span text:style-name="T1">A</text:span><text:span text:style-name="T1">c</text:span><text:span text:style-name="T1">u</text:span><text:span text:style-name="T1">i</text:span><text:span text:style-name="T1">t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302cm" svg:y1="6.778cm" svg:x2="9.588cm" svg:y2="3.286cm" draw:start-shape="id1" draw:start-glue-point="1" draw:end-shape="id3" draw:end-glue-point="3" svg:d="M7302 6778c1714 0 572-3492 2286-3492" svg:viewBox="0 0 2287 3493">
          <text:p/>
        </draw:connector>
        <draw:connector draw:style-name="gr3" draw:text-style-name="P3" draw:layer="layout" draw:type="curve" svg:x1="15.049cm" svg:y1="3.286cm" svg:x2="19.495cm" svg:y2="3.922cm" draw:start-shape="id3" draw:start-glue-point="1" draw:end-shape="id2" draw:end-glue-point="6" svg:d="M15049 3286c2964 0 4446 212 4446 636" svg:viewBox="0 0 4447 637">
          <text:p/>
        </draw:connector>
        <draw:custom-shape draw:style-name="gr8" draw:text-style-name="P2" xml:id="id4" draw:id="id4" draw:layer="layout" svg:width="5.334cm" svg:height="1.27cm" svg:x="9.842cm" svg:y="7.477cm">
          <text:p text:style-name="P1"><text:span text:style-name="T1">Amount of Slee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0.246cm" svg:x1="12.509cm" svg:y1="7.477cm" svg:x2="12.588cm" svg:y2="6.723cm" draw:start-shape="id4" draw:start-glue-point="0" svg:d="M12509 7477c0-571 79-195 79-754" svg:viewBox="0 0 80 755">
          <text:p/>
        </draw:connector>
        <draw:frame draw:style-name="gr9" draw:text-style-name="P4" draw:layer="layout" svg:width="6.458cm" svg:height="0.962cm" svg:x="9.509cm" svg:y="8.874cm">
          <draw:text-box>
            <text:p><text:span text:style-name="T2">Moderating Variable</text:span></text:p>
          </draw:text-box>
        </draw:frame>
        <draw:frame draw:style-name="gr10" draw:text-style-name="P4" draw:layer="layout" svg:width="6.035cm" svg:height="0.962cm" svg:x="9.395cm" svg:y="1.562cm">
          <draw:text-box>
            <text:p><text:span text:style-name="T2">Mediating Vari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41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6:49:51.212091232</meta:creation-date>
    <dc:date>2019-05-20T12:23:36.533869316</dc:date>
    <meta:editing-duration>PT18M13S</meta:editing-duration>
    <meta:editing-cycles>7</meta:editing-cycles>
    <meta:generator>LibreOffice/6.0.7.3$Linux_X86_64 LibreOffice_project/00m0$Build-3</meta:generator>
    <meta:document-statistic meta:object-count="13"/>
  </office:meta>
</office:document-meta>
</file>